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draw:marker-start-width="0.381cm" draw:marker-end="Line_20_Arrow" draw:marker-end-width="0.229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style:text-underline-style="solid" style:text-underline-width="auto" style:text-underline-color="font-color"/>
    </style:style>
    <style:style style:name="P3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-33% 58%" fo:font-size="12pt" style:font-size-asian="12pt" style:font-size-complex="12pt"/>
    </style:style>
    <style:style style:name="T5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text-position="-33% 58%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816cm" svg:height="2.484cm" svg:x="1.976cm" svg:y="5.03cm">
          <text:p text:style-name="P4"/>
        </draw:rect>
        <draw:rect draw:style-name="gr1" draw:text-style-name="P1" draw:layer="layout" svg:width="6.816cm" svg:height="2.484cm" svg:x="1.976cm" svg:y="1.63cm">
          <text:p text:style-name="P4"/>
        </draw:rect>
        <draw:line draw:style-name="gr2" draw:text-style-name="P1" draw:layer="layout" svg:x1="5.433cm" svg:y1="1.609cm" svg:x2="5.419cm" svg:y2="4.092cm">
          <text:p text:style-name="P4"/>
        </draw:line>
        <draw:frame draw:style-name="gr3" draw:text-style-name="P3" draw:layer="layout" svg:width="2.466cm" svg:height="0.725cm" svg:x="4.091cm" svg:y="7.454cm">
          <draw:text-box>
            <text:p text:style-name="P2"><text:span text:style-name="T1">Final state</text:span></text:p>
          </draw:text-box>
        </draw:frame>
        <draw:frame draw:style-name="gr3" draw:text-style-name="P3" draw:layer="layout" svg:width="2.538cm" svg:height="0.725cm" svg:x="4.049cm" svg:y="0.855cm">
          <draw:text-box>
            <text:p text:style-name="P2"><text:span text:style-name="T1">Initial state</text:span></text:p>
          </draw:text-box>
        </draw:frame>
        <draw:frame draw:style-name="gr3" draw:text-style-name="P5" draw:layer="layout" svg:width="1.929cm" svg:height="0.826cm" svg:x="6.191cm" svg:y="1.956cm">
          <draw:text-box>
            <text:p text:style-name="P4"><text:span text:style-name="T2">P</text:span><text:span text:style-name="T3">, </text:span><text:span text:style-name="T2">T</text:span><text:span text:style-name="T3">, </text:span><text:span text:style-name="T2">V</text:span><text:span text:style-name="T4">2</text:span></text:p>
          </draw:text-box>
        </draw:frame>
        <draw:frame draw:style-name="gr3" draw:text-style-name="P5" draw:layer="layout" svg:width="1.929cm" svg:height="0.826cm" svg:x="2.892cm" svg:y="1.956cm">
          <draw:text-box>
            <text:p text:style-name="P4"><text:span text:style-name="T2">P</text:span><text:span text:style-name="T3">, </text:span><text:span text:style-name="T2">T</text:span><text:span text:style-name="T3">, </text:span><text:span text:style-name="T2">V</text:span><text:span text:style-name="T5">1</text:span></text:p>
          </draw:text-box>
        </draw:frame>
        <draw:frame draw:style-name="gr3" draw:text-style-name="P5" draw:layer="layout" svg:width="2.835cm" svg:height="0.826cm" svg:x="4.092cm" svg:y="5.556cm">
          <draw:text-box>
            <text:p text:style-name="P4"><text:span text:style-name="T2">P</text:span><text:span text:style-name="T3">, </text:span><text:span text:style-name="T2">T</text:span><text:span text:style-name="T3">, </text:span><text:span text:style-name="T2">V</text:span><text:span text:style-name="T4">1</text:span><text:span text:style-name="T3"> + </text:span><text:span text:style-name="T2">V</text:span><text:span text:style-name="T4">2</text:span></text:p>
          </draw:text-box>
        </draw:frame>
        <draw:frame draw:style-name="gr3" draw:text-style-name="P5" draw:layer="layout" svg:width="0.874cm" svg:height="0.826cm" svg:x="3.293cm" svg:y="3.056cm">
          <draw:text-box>
            <text:p text:style-name="P4"><text:span text:style-name="T6">n</text:span><text:span text:style-name="T5">1</text:span></text:p>
          </draw:text-box>
        </draw:frame>
        <draw:frame draw:style-name="gr3" draw:text-style-name="P5" draw:layer="layout" svg:width="0.874cm" svg:height="0.826cm" svg:x="6.793cm" svg:y="3.056cm">
          <draw:text-box>
            <text:p text:style-name="P4"><text:span text:style-name="T6">n</text:span><text:span text:style-name="T7">2</text:span></text:p>
          </draw:text-box>
        </draw:frame>
        <draw:frame draw:style-name="gr3" draw:text-style-name="P5" draw:layer="layout" svg:width="1.729cm" svg:height="0.826cm" svg:x="4.593cm" svg:y="6.356cm">
          <draw:text-box>
            <text:p text:style-name="P4"><text:span text:style-name="T6">n</text:span><text:span text:style-name="T7">1</text:span><text:span text:style-name="T6"> + n</text:span><text:span text:style-name="T7">2</text:span></text:p>
          </draw:text-box>
        </draw:frame>
        <draw:line draw:style-name="gr4" draw:text-style-name="P1" draw:layer="layout" svg:x1="3.587cm" svg:y1="4.163cm" svg:x2="4.349cm" svg:y2="5.038cm">
          <text:p text:style-name="P4"/>
        </draw:line>
        <draw:line draw:style-name="gr4" draw:text-style-name="P1" draw:layer="layout" svg:x1="7.149cm" svg:y1="4.164cm" svg:x2="6.387cm" svg:y2="5.039cm">
          <text:p text:style-name="P4"/>
        </draw:line>
        <draw:frame draw:style-name="gr3" draw:text-style-name="P5" draw:layer="layout" svg:width="1.73cm" svg:height="0.725cm" svg:x="4.533cm" svg:y="4.183cm">
          <draw:text-box>
            <text:p text:style-name="P6"><text:span text:style-name="T3">Mix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ussi Eloranta</meta:initial-creator>
    <meta:creation-date>2008-05-28T09:17:00</meta:creation-date>
    <dc:creator>Jussi Eloranta</dc:creator>
    <dc:date>2008-05-28T09:23:49</dc:date>
    <meta:editing-cycles>8</meta:editing-cycles>
    <meta:editing-duration>PT6M52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